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C271FA4742.jpg" manifest:media-type="image/jpeg"/>
  <manifest:file-entry manifest:full-path="Pictures/1000000000000294000000EB27262E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f00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9933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999999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cm" svg:height="0.7cm" svg:x="17.9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cm" svg:height="0.7cm" svg:x="6.2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18.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6.7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7cm" svg:height="0.7cm" svg:x="5.3cm" svg:y="1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8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8.5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4.8cm" svg:y="11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7.687cm" svg:height="6.297cm" svg:x="10.9cm" svg:y="4.803cm">
          <draw:image xlink:href="Pictures/1000000000000294000000EB27262EF6.jpg" xlink:type="simple" xlink:show="embed" xlink:actuate="onLoad">
            <text:p/>
          </draw:image>
        </draw:frame>
        <draw:frame draw:style-name="gr3" draw:text-style-name="P1" draw:layer="layout" svg:width="9.6cm" svg:height="9.6cm" svg:x="1.1cm" svg:y="3.319cm">
          <draw:image xlink:href="Pictures/10000000000001C2000001C271FA4742.jpg" xlink:type="simple" xlink:show="embed" xlink:actuate="onLoad">
            <text:p/>
          </draw:image>
        </draw:frame>
        <draw:connector draw:style-name="gr4" draw:text-style-name="P1" draw:layer="layout" draw:line-skew="-4.85cm" svg:x1="18.85cm" svg:y1="6.7cm" svg:x2="5.15cm" svg:y2="11.8cm" draw:start-shape="id1" draw:start-glue-point="0" draw:end-shape="id2" draw:end-glue-point="0" svg:d="M18850 6700v-5400h-13700v10500" svg:viewBox="0 0 13701 10501">
          <text:p/>
        </draw:connector>
        <draw:connector draw:style-name="gr5" draw:text-style-name="P1" draw:layer="layout" draw:line-skew="-2.95cm" svg:x1="18.25cm" svg:y1="6.7cm" svg:x2="6.55cm" svg:y2="11.8cm" draw:start-shape="id3" draw:start-glue-point="0" draw:end-shape="id4" draw:end-glue-point="0" svg:d="M18250 6700v-3500h-11700v8600" svg:viewBox="0 0 11701 8601">
          <text:p/>
        </draw:connector>
        <draw:connector draw:style-name="gr6" draw:text-style-name="P1" draw:layer="layout" svg:x1="15.03cm" svg:y1="2.282cm" svg:x2="6.1cm" svg:y2="11.8cm" draw:start-shape="id5" draw:start-glue-point="3" draw:end-shape="id6" draw:end-glue-point="0" svg:d="M15030 2282h-8930v9518" svg:viewBox="0 0 8931 9519">
          <text:p/>
        </draw:connector>
        <draw:connector draw:style-name="gr6" draw:text-style-name="P1" xml:id="id5" draw:id="id5" draw:layer="layout" draw:line-skew="1.86cm" svg:x1="18.8cm" svg:y1="7.35cm" svg:x2="15.03cm" svg:y2="2.282cm" draw:start-shape="id7" draw:start-glue-point="3" svg:d="M18800 7350h-300v-5068h-3470" svg:viewBox="0 0 3771 5069">
          <text:p/>
        </draw:connector>
        <draw:connector draw:style-name="gr7" draw:text-style-name="P1" xml:id="id10" draw:id="id10" draw:layer="layout" draw:line-skew="1.124cm" svg:x1="15.875cm" svg:y1="14.702cm" svg:x2="5.65cm" svg:y2="11.9cm" draw:end-shape="id8" draw:end-glue-point="2" svg:d="M15875 14702v-2h-10225v-2800" svg:viewBox="0 0 10226 2803">
          <text:p/>
        </draw:connector>
        <draw:connector draw:style-name="gr7" draw:text-style-name="P1" draw:layer="layout" draw:line-skew="1.137cm" svg:x1="18.8cm" svg:y1="7.95cm" svg:x2="15.875cm" svg:y2="14.702cm" draw:start-shape="id9" draw:start-glue-point="3" draw:end-shape="id10" draw:end-glue-point="2" svg:d="M18800 7950h-300v6752h-2625" svg:viewBox="0 0 2926 6753">
          <text:p/>
        </draw:connector>
        <draw:connector draw:style-name="gr8" draw:text-style-name="P1" xml:id="id13" draw:id="id13" draw:layer="layout" draw:line-skew="0.683cm" svg:x1="13.266cm" svg:y1="13.784cm" svg:x2="7.05cm" svg:y2="11.9cm" draw:end-shape="id11" draw:end-glue-point="2" svg:d="M13266 13784v16h-6216v-1900" svg:viewBox="0 0 6217 1901">
          <text:p/>
        </draw:connector>
        <draw:connector draw:style-name="gr8" draw:text-style-name="P1" draw:layer="layout" draw:line-skew="1.542cm" svg:x1="18.2cm" svg:y1="8.55cm" svg:x2="13.266cm" svg:y2="13.784cm" draw:start-shape="id12" draw:start-glue-point="3" draw:end-shape="id13" draw:end-glue-point="2" svg:d="M18200 8550h-900v5234h-4034" svg:viewBox="0 0 4935 52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4-11-15T12:46:43.069733779</dc:date>
    <meta:editing-duration>PT30M52S</meta:editing-duration>
    <meta:editing-cycles>17</meta:editing-cycles>
    <meta:generator>LibreOffice/4.3.3.2$Linux_X86_64 LibreOffice_project/430m0$Build-2</meta:generator>
    <meta:document-statistic meta:object-count="20"/>
  </office:meta>
</office:document-meta>
</file>